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5"/>
      <text:p text:style-name="P7">
        <text:span text:style-name="T1">Fecha</text:span>
        <text:span text:style-name="T2">: 01/06/2015 16:58</text:span>
      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4">Numero</text:p>
          </table:table-cell>
          <table:table-cell table:style-name="TABLA_5f_RECEPCIONES.A1" office:value-type="string">
            <text:p text:style-name="P14">Fecha</text:p>
          </table:table-cell>
          <table:table-cell table:style-name="TABLA_5f_RECEPCIONES.A1" office:value-type="string">
            <text:p text:style-name="P15">Tipo de documento</text:p>
          </table:table-cell>
          <table:table-cell table:style-name="TABLA_5f_RECEPCIONES.D1" office:value-type="string">
            <text:p text:style-name="P14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6</text:p>
          </table:table-cell>
          <table:table-cell table:style-name="TABLA_5f_RECEPCIONES.B2" office:value-type="string">
            <text:p text:style-name="P13">01/06/2015 16:58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2222-22222222</text:p>
          </table:table-cell>
        </table:table-row>
        <table:table-row table:style-name="TABLA_5f_RECEPCIONES.2">
          <table:table-cell table:style-name="TABLA_5f_RECEPCIONES.A2" office:value-type="string">
            <text:p text:style-name="P13">11</text:p>
          </table:table-cell>
          <table:table-cell table:style-name="TABLA_5f_RECEPCIONES.B2" office:value-type="string">
            <text:p text:style-name="P13">01/06/2015 16:58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2222-22222222</text:p>
          </table:table-cell>
        </table:table-row>
      </table:table>
      <text:p text:style-name="P4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8:38:16.830424610</dc:date>
    <meta:generator>LibreOffice/4.2.8.2$Linux_x86 LibreOffice_project/420m0$Build-2</meta:generator>
    <meta:editing-duration>PT20H41M25S</meta:editing-duration>
    <meta:editing-cycles>39</meta:editing-cycles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